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74pt" fo:break-before="auto" style:use-optimal-row-height="false"/>
    </style:style>
    <style:style style:name="ta1" style:family="table" style:master-page-name="PageStyle_5f_sucInterBase">
      <style:table-properties table:display="true" style:writing-mode="lr-tb"/>
    </style:style>
    <style:style style:name="ta2" style:family="table" style:master-page-name="PageStyle_5f_sucNuevasBase">
      <style:table-properties table:display="true" style:writing-mode="lr-tb"/>
    </style:style>
    <style:style style:name="ta3" style:family="table" style:master-page-name="PageStyle_5f_ventasBase">
      <style:table-properties table:display="true" style:writing-mode="lr-tb"/>
    </style:style>
    <style:style style:name="ta4" style:family="table" style:master-page-name="PageStyle_5f_agregarventas">
      <style:table-properties table:display="true" style:writing-mode="lr-tb"/>
    </style:style>
    <style:style style:name="ta5" style:family="table" style:master-page-name="PageStyle_5f_agregarSucursal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cInterBase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bc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pampa</text:p>
          </table:table-cell>
          <table:table-cell office:value-type="string" calcext:value-type="string">
            <text:p>ccc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 pampa</text:p>
          </table:table-cell>
          <table:table-cell office:value-type="string" calcext:value-type="string">
            <text:p>eee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71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Santa Fe</text:p>
          </table:table-cell>
          <table:table-cell table:style-name="ce2" office:value-type="string" calcext:value-type="string">
            <text:p>xxx</text:p>
          </table:table-cell>
          <table:table-cell table:number-columns-repeated="1019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office:value-type="string" calcext:value-type="string">
            <text:p>S73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elbouene</text:p>
          </table:table-cell>
          <table:table-cell office:value-type="string" calcext:value-type="string">
            <text:p>mmm</text:p>
          </table:table-cell>
          <table:table-cell table:number-columns-repeated="101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74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ss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757</text:p>
          </table:table-cell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Sydney</text:p>
          </table:table-cell>
          <table:table-cell table:style-name="ce2" office:value-type="string" calcext:value-type="string">
            <text:p>sss</text:p>
          </table:table-cell>
          <table:table-cell table:number-columns-repeated="1019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office:value-type="string" calcext:value-type="string">
            <text:p>S1163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bb</text:p>
          </table:table-cell>
          <table:table-cell table:number-columns-repeated="101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S1181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ggg</text:p>
          </table:table-cell>
          <table:table-cell table:number-columns-repeated="101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1187</text:p>
          </table:table-cell>
          <table:table-cell office:value-type="string" calcext:value-type="string">
            <text:p>brasil</text:p>
          </table:table-cell>
          <table:table-cell table:style-name="ce2" office:value-type="string" calcext:value-type="string">
            <text:p>Rio gde. Do sul</text:p>
          </table:table-cell>
          <table:table-cell table:style-name="ce2" office:value-type="string" calcext:value-type="string">
            <text:p>rgd</text:p>
          </table:table-cell>
          <table:table-cell table:number-columns-repeated="1019"/>
        </table:table-row>
        <table:table-row table:style-name="ro1">
          <table:table-cell table:style-name="ce2" office:value-type="float" office:value="3109" calcext:value-type="float">
            <text:p>3109</text:p>
          </table:table-cell>
          <table:table-cell office:value-type="string" calcext:value-type="string">
            <text:p>S3190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ss</text:p>
          </table:table-cell>
          <table:table-cell table:number-columns-repeated="1019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S3119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sss</text:p>
          </table:table-cell>
          <table:table-cell table:number-columns-repeated="101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S312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ttt</text:p>
          </table:table-cell>
          <table:table-cell table:number-columns-repeated="1019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S3137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isle de france</text:p>
          </table:table-cell>
          <table:table-cell table:style-name="ce2" office:value-type="string" calcext:value-type="string">
            <text:p>fff</text:p>
          </table:table-cell>
          <table:table-cell table:number-columns-repeated="1019"/>
        </table:table-row>
        <table:table-row table:style-name="ro1">
          <table:table-cell table:style-name="ce2" office:value-type="float" office:value="5407" calcext:value-type="float">
            <text:p>5407</text:p>
          </table:table-cell>
          <table:table-cell office:value-type="string" calcext:value-type="string">
            <text:p>S5407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Tokio</text:p>
          </table:table-cell>
          <table:table-cell office:value-type="string" calcext:value-type="string">
            <text:p>jjj</text:p>
          </table:table-cell>
          <table:table-cell table:number-columns-repeated="1019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S54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ex</text:p>
          </table:table-cell>
          <table:table-cell table:number-columns-repeated="1019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S541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nnn</text:p>
          </table:table-cell>
          <table:table-cell table:number-columns-repeated="1019"/>
        </table:table-row>
        <table:table-row table:style-name="ro1">
          <table:table-cell table:style-name="ce2" office:value-type="float" office:value="8861" calcext:value-type="float">
            <text:p>8861</text:p>
          </table:table-cell>
          <table:table-cell office:value-type="string" calcext:value-type="string">
            <text:p>S8861</text:p>
          </table:table-cell>
          <table:table-cell office:value-type="string" calcext:value-type="string">
            <text:p>rusia</text:p>
          </table:table-cell>
          <table:table-cell office:value-type="string" calcext:value-type="string">
            <text:p>novgorod</text:p>
          </table:table-cell>
          <table:table-cell office:value-type="string" calcext:value-type="string">
            <text:p>rrr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cNuevasBase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pai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uc</text:p>
          </table:table-cell>
          <table:table-cell office:value-type="string" calcext:value-type="string">
            <text:p>tucuman</text:p>
          </table:table-cell>
          <table:table-cell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emania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anya</text:p>
          </table:table-cell>
          <table:table-cell office:value-type="string" calcext:value-type="string">
            <text:p>hungri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busz</text:p>
          </table:table-cell>
          <table:table-cell office:value-type="string" calcext:value-type="string">
            <text:p>poloni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64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allao</text:p>
          </table:table-cell>
          <table:table-cell office:value-type="string" calcext:value-type="string">
            <text:p>peru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12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ecuador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2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1024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brasil</text:p>
          </table:table-cell>
          <table:table-cell table:number-columns-repeated="1019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S49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occitania</text:p>
          </table:table-cell>
          <table:table-cell office:value-type="string" calcext:value-type="string">
            <text:p>francia</text:p>
          </table:table-cell>
          <table:table-cell table:number-columns-repeated="1019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S8192</text:p>
          </table:table-cell>
          <table:table-cell table:style-name="ce3" office:value-type="string" calcext:value-type="string">
            <text:p>kwa</text:p>
          </table:table-cell>
          <table:table-cell office:value-type="string" calcext:value-type="string">
            <text:p>kwara</text:p>
          </table:table-cell>
          <table:table-cell office:value-type="string" calcext:value-type="string">
            <text:p>nigeria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asBase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ucursal 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import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9" calcext:value-type="float">
            <text:p>89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3" calcext:value-type="float">
            <text:p>23.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regarventas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atos a cargar en venta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ucursal</text:p>
          </table:table-cell>
          <table:table-cell table:style-name="ce4" office:value-type="string" calcext:value-type="string">
            <text:p>vendedor</text:p>
          </table:table-cell>
          <table:table-cell table:style-name="ce4" office:value-type="string" calcext:value-type="string">
            <text:p>importe</text:p>
          </table:table-cell>
          <table:table-cell table:style-name="ce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" calcext:value-type="float">
            <text:p>11</text:p>
          </table:table-cell>
          <table:table-cell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7" calcext:value-type="float">
            <text:p>57</text:p>
          </table:table-cell>
          <table:table-cell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regarSucursales" table:style-name="ta5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ucurs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uuu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eijin</text:p>
          </table:table-cell>
          <table:table-cell office:value-type="string" calcext:value-type="string">
            <text:p>cch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s5000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ii</text:p>
          </table:table-cell>
          <table:table-cell table:number-columns-repeated="1019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s3339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cc</text:p>
          </table:table-cell>
          <table:table-cell table:number-columns-repeated="1019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s9999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estocolmo</text:p>
          </table:table-cell>
          <table:table-cell office:value-type="string" calcext:value-type="string">
            <text:p>s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as van a error.txt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 </text:p>
          </table:table-cell>
          <table:table-cell office:value-type="string" calcext:value-type="string">
            <text:p>Afganistan</text:p>
          </table:table-cell>
          <table:table-cell office:value-type="string" calcext:value-type="string">
            <text:p>kandahar</text:p>
          </table:table-cell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5 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temuco</text:p>
          </table:table-cell>
          <table:table-cell office:value-type="string" calcext:value-type="string">
            <text:p>ccc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5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kualalumpur</text:p>
          </table:table-cell>
          <table:table-cell office:value-type="string" calcext:value-type="string">
            <text:p>mmm</text:p>
          </table:table-cell>
          <table:table-cell table:number-columns-repeated="1019"/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string" calcext:value-type="string">
            <text:p>s8861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ggg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6" style:display-name="Accent 1 16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Accent_20_15" style:display-name="Accent 1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Accent_20_2_20_17" style:display-name="Accent 2 17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Accent_20_3_20_18" style:display-name="Accent 3 18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Bad_20_12" style:display-name="Bad 12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Error_20_14" style:display-name="Error 14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Good_20_10" style:display-name="Good 10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Neutral_20_11" style:display-name="Neutral 11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Status_20_9" style:display-name="Status 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  <style:style style:name="Warning_20_13" style:display-name="Warning 13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ucida Sans" style:font-family-complex="'Lucida San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cNuevasBase" style:display-name="PageStyle_sucNuevasB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ucInterBase" style:display-name="PageStyle_sucInterBas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ventasBase" style:display-name="PageStyle_ventasB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gregarSucursales" style:display-name="PageStyle_agregarSucursa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gregarventas" style:display-name="PageStyle_agregarvent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11:37</meta:creation-date>
    <dc:language>en-US</dc:language>
    <dc:date>2018-12-04T19:44:15.881330464</dc:date>
    <meta:editing-cycles>27</meta:editing-cycles>
    <meta:editing-duration>PT4H8M21S</meta:editing-duration>
    <meta:generator>LibreOffice/6.1.1.2$Linux_X86_64 LibreOffice_project/10$Build-2</meta:generator>
    <meta:document-statistic meta:table-count="5" meta:cell-count="302" meta:object-count="0"/>
  </office:meta>
</office:document-meta>
</file>